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ontentModel.SimpleContentModel( short operator , QName firstChild , QName secon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ContentModel.validate( QName [ ] children , int offset , int length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1">
            <text:p text:style-name="Table_20_Contents">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